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Female</text:p>
          </table:table-cell>
          <table:table-cell office:value-type="float" office:value="127">
            <text:p>127</text:p>
          </table:table-cell>
          <table:table-cell office:value-type="float" office:value="339">
            <text:p>339</text:p>
          </table:table-cell>
          <table:table-cell table:formula="of:=[.B3]/([.B3]+[.B4])" office:value-type="percentage" office:value="0.156983930778739">
            <text:p>16%</text:p>
          </table:table-cell>
          <table:table-cell table:formula="of:=[.C3]/([.C3]+[.C4])" office:value-type="percentage" office:value="0.678">
            <text:p>68%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float" office:value="682">
            <text:p>682</text:p>
          </table:table-cell>
          <table:table-cell office:value-type="float" office:value="161">
            <text:p>161</text:p>
          </table:table-cell>
          <table:table-cell table:formula="of:=[.B4]/([.B3]+[.B4])" office:value-type="percentage" office:value="0.843016069221261">
            <text:p>84%</text:p>
          </table:table-cell>
          <table:table-cell table:formula="of:=[.C4]/([.C3]+[.C4])" office:value-type="percentage" office:value="0.322">
            <text:p>32%</text:p>
          </table:table-cell>
        </table:table-row>
        <table:table-row table:style-name="ro3">
          <table:table-cell office:value-type="string">
            <text:p>No child</text:p>
          </table:table-cell>
          <table:table-cell office:value-type="float" office:value="761">
            <text:p>761</text:p>
          </table:table-cell>
          <table:table-cell office:value-type="float" office:value="439">
            <text:p>439</text:p>
          </table:table-cell>
          <table:table-cell table:formula="of:=[.B5]/([.B5]+[.B6])" office:value-type="percentage" office:value="0.940667490729295">
            <text:p>94%</text:p>
          </table:table-cell>
          <table:table-cell table:formula="of:=[.C5]/([.C5]+[.C6])" office:value-type="percentage" office:value="0.878">
            <text:p>88%</text:p>
          </table:table-cell>
        </table:table-row>
        <table:table-row table:style-name="ro3">
          <table:table-cell office:value-type="string">
            <text:p>Child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formula="of:=[.B6]/([.B5]+[.B6])" office:value-type="percentage" office:value="0.0593325092707046">
            <text:p>6%</text:p>
          </table:table-cell>
          <table:table-cell table:formula="of:=[.C6]/([.C5]+[.C6])" office:value-type="percentage" office:value="0.122">
            <text:p>12%</text:p>
          </table:table-cell>
        </table:table-row>
        <table:table-row table:style-name="ro3">
          <table:table-cell office:value-type="string">
            <text:p>Class 1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table:formula="of:=[.B7]/SUM([.B$7:.B$9])" office:value-type="percentage" office:value="0.15203955500618">
            <text:p>15%</text:p>
          </table:table-cell>
          <table:table-cell table:formula="of:=[.C7]/SUM([.C$7:.C$9])" office:value-type="percentage" office:value="0.4">
            <text:p>40%</text:p>
          </table:table-cell>
        </table:table-row>
        <table:table-row table:style-name="ro3">
          <table:table-cell office:value-type="string">
            <text:p>Class 2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table:formula="of:=[.B8]/SUM([.B$7:.B$9])" office:value-type="percentage" office:value="0.195302843016069">
            <text:p>20%</text:p>
          </table:table-cell>
          <table:table-cell table:formula="of:=[.C8]/SUM([.C$7:.C$9])" office:value-type="percentage" office:value="0.238">
            <text:p>24%</text:p>
          </table:table-cell>
        </table:table-row>
        <table:table-row table:style-name="ro3">
          <table:table-cell office:value-type="string">
            <text:p>Class 3</text:p>
          </table:table-cell>
          <table:table-cell office:value-type="float" office:value="528">
            <text:p>528</text:p>
          </table:table-cell>
          <table:table-cell office:value-type="float" office:value="181">
            <text:p>181</text:p>
          </table:table-cell>
          <table:table-cell table:formula="of:=[.B9]/SUM([.B$7:.B$9])" office:value-type="percentage" office:value="0.65265760197775">
            <text:p>65%</text:p>
          </table:table-cell>
          <table:table-cell table:formula="of:=[.C9]/SUM([.C$7:.C$9])" office:value-type="percentage" office:value="0.362">
            <text:p>36%</text:p>
          </table:table-cell>
        </table:table-row>
        <table:table-row table:style-name="ro3">
          <table:table-cell office:value-type="string">
            <text:p>Summe</text:p>
          </table:table-cell>
          <table:table-cell table:formula="of:=SUM([.B7:.B9])" office:value-type="float" office:value="809">
            <text:p>809</text:p>
          </table:table-cell>
          <table:table-cell table:formula="of:=SUM([.C7:.C9])" office:value-type="float" office:value="500">
            <text:p>500</text:p>
          </table:table-cell>
          <table:table-cell table:formula="of:=[.B10]/([.B10]+[.C10])" office:value-type="percentage" office:value="0.618029029793736">
            <text:p>62%</text:p>
          </table:table-cell>
          <table:table-cell table:formula="of:=[.C10]/([.B10]+[.C10])" office:value-type="percentage" office:value="0.381970970206264">
            <text:p>38%</text:p>
          </table:table-cell>
        </table:table-row>
        <table:table-row table:style-name="ro3">
          <table:table-cell table:number-columns-repeated="3"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ce2" table:formula="of:=[.D3]*[.D6]*[.D7]*[.D10]" office:value-type="float" office:value="0.000875212234513817">
            <text:p>0,0008752122</text:p>
          </table:table-cell>
          <table:table-cell table:style-name="ce2" table:formula="of:=[.E3]*[.E6]*[.E7]*[.E10]" office:value-type="float" office:value="0.0126380443086325">
            <text:p>0,0126380443</text:p>
          </table:table-cell>
        </table:table-row>
        <table:table-row table:style-name="ro3">
          <table:table-cell table:number-columns-repeated="3"/>
          <table:table-cell table:style-name="ce2" table:formula="of:=[.D12]/([.D12]+[.E12])" office:value-type="float" office:value="0.0647669369496064">
            <text:p>0,0647669369</text:p>
          </table:table-cell>
          <table:table-cell table:style-name="ce2" table:formula="of:=1-[.D13]" office:value-type="float" office:value="0.935233063050394">
            <text:p>0,9352330631</text:p>
          </table:table-cell>
        </table:table-row>
        <table:table-row table:style-name="ro3">
          <table:table-cell table:number-columns-repeated="3"/>
          <table:table-cell table:style-name="ce2" table:number-columns-repeated="2"/>
        </table:table-row>
        <table:table-row table:style-name="ro3" table:number-rows-repeated="104856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bert Klinke</meta:initial-creator>
    <meta:creation-date>2012-06-16T12:00:43</meta:creation-date>
    <dc:date>2012-06-17T07:22:56</dc:date>
    <dc:creator>Sigbert Klinke</dc:creator>
    <meta:editing-duration>PT5M36S</meta:editing-duration>
    <meta:editing-cycles>2</meta:editing-cycles>
    <meta:generator>LibreOffice/3.5$Linux_X86_64 LibreOffice_project/350m1$Build-2</meta:generator>
    <meta:document-statistic meta:table-count="3" meta:cell-count="46" meta:object-count="0"/>
  </office:meta>
</office:document-meta>
</file>